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40a" officeooo:paragraph-rsid="001fd40a"/>
    </style:style>
    <style:style style:name="P2" style:family="paragraph" style:parent-style-name="Standard">
      <style:paragraph-properties fo:text-align="end" style:justify-single-word="false"/>
      <style:text-properties fo:font-size="10pt" officeooo:rsid="001fd40a" officeooo:paragraph-rsid="001fd40a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fd40a" officeooo:paragraph-rsid="001fd40a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0pt" officeooo:rsid="00224845" officeooo:paragraph-rsid="00224845" style:font-size-asian="10pt" style:font-size-complex="10pt"/>
    </style:style>
    <style:style style:name="P5" style:family="paragraph" style:parent-style-name="Text_20_body">
      <style:text-properties fo:language="sv" fo:country="SE" officeooo:rsid="00224845" officeooo:paragraph-rsid="00224845"/>
    </style:style>
    <style:style style:name="P6" style:family="paragraph" style:parent-style-name="Text_20_body">
      <style:text-properties fo:language="sv" fo:country="SE" officeooo:rsid="0021909a" officeooo:paragraph-rsid="0021909a"/>
    </style:style>
    <style:style style:name="P7" style:family="paragraph" style:parent-style-name="Title">
      <style:text-properties fo:language="sv" fo:country="SE"/>
    </style:style>
    <style:style style:name="P8" style:family="paragraph" style:parent-style-name="Heading_20_2">
      <style:text-properties officeooo:rsid="001fd40a" officeooo:paragraph-rsid="001fd40a"/>
    </style:style>
    <style:style style:name="T1" style:family="text">
      <style:text-properties officeooo:rsid="001fd40a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7pt" officeooo:rsid="001fd40a" style:font-size-asian="17pt" style:font-size-complex="17pt"/>
    </style:style>
    <style:style style:name="T4" style:family="text">
      <style:text-properties officeooo:rsid="002248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rald Nordgren</text:p>
      <text:p text:style-name="P2">Magistratsvägen 55D</text:p>
      <text:p text:style-name="P4">0703-168908</text:p>
      <text:p text:style-name="P2"><text:a xlink:type="simple" xlink:href="mailto:ada09hno@student.lu.se">ada09hno@student.lu.se</text:a></text:p>
      <text:p text:style-name="P1"/>
      <text:p text:style-name="P1"/>
      <text:p text:style-name="P7"><text:span text:style-name="T1"><text:s/></text:span><text:span text:style-name="T3">“</text:span><text:span text:style-name="T2">Guidad omkodning for nästa generations videokodning (HEVC)” – </text:span><text:span text:style-name="T3">Måldokument</text:span></text:p>
      <text:h text:style-name="P8" text:outline-level="2">2015-08-24 – 2016-03-01</text:h>
      <text:p text:style-name="P5"><text:span text:style-name="T1">(Bakgrund &amp; kontext) </text:span>H.265, hur den skiljer sig från H.264, varför videokodning behövs överhuvudtaget</text:p>
      <text:p text:style-name="P5">(<text:span text:style-name="T1">Angreppssätt, metodik och metoder</text:span>) Jag kommer med olika metod utvärdera olika kompressionsalgoritmer och vidareutveckla en HEVC-encoder skriven I C/C++.</text:p>
      <text:p text:style-name="P6">Vetenskaplig grund och beprövad erfarenhet som examensarbetet ska bygga vidare på. (Artiklarna Thomas skickade)</text:p>
      <text:p text:style-name="P6">Hur bidrar arbetet till kunskapsutvecklingen?</text:p>
      <text:p text:style-name="P6">Arbetet kommer utföras på Ericsson reaserch I Stockhol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04:52:20.194228358</meta:creation-date>
    <dc:date>2015-08-17T09:30:50.586545158</dc:date>
    <meta:editing-duration>PT4M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76" meta:character-count="632" meta:non-whitespace-character-count="563"/>
  </office:meta>
</office:document-meta>
</file>